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0.77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512cm" fo:min-width="0.77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50938a" draw:textarea-horizontal-align="justify" draw:textarea-vertical-align="middle" draw:auto-grow-height="false" fo:min-height="4.068cm" fo:min-width="2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19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9.148cm" fo:min-width="11.69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6.862cm" fo:min-width="4.734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4.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svg:stroke-width="0cm" svg:stroke-color="#ff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0.164cm" fo:min-width="14.7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7.878cm" fo:min-width="4.734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1.278cm"/>
      <style:paragraph-properties style:writing-mode="lr-tb"/>
    </style:style>
    <style:style style:name="gr19" style:family="graphic" style:parent-style-name="objectwithoutfill">
      <style:graphic-properties svg:stroke-color="#ff0000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6" style:family="graphic" style:parent-style-name="objectwithoutfill">
      <style:graphic-properties svg:stroke-width="0cm" draw:marker-start-width="0.2cm" draw:marker-end-width="0.2cm" draw:fill="solid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Long_20_Dash"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00"/>
      <style:paragraph-properties fo:text-align="center" style:writing-mode="lr-tb"/>
    </style:style>
    <style:style style:name="P4" style:family="paragraph">
      <loext:graphic-properties draw:fill="solid" draw:fill-color="#50938a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50938a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-33% 58%" fo:font-size="12pt" fo:font-weight="normal" style:font-size-asian="18pt" style:font-weight-asian="normal" style:font-size-complex="18pt" style:font-weight-complex="normal"/>
    </style:style>
    <style:style style:name="T3" style:family="text">
      <style:text-properties style:text-position="-33% 58%"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0.762cm" svg:x="3.81cm" svg:y="2.54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5.41cm" svg:y="2.54cm">
          <text:p text:style-name="P1">M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01cm" svg:y="2.54cm">
          <text:p text:style-name="P1">M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8.61cm" svg:y="2.54cm">
          <text:p text:style-name="P1">M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3.81cm" svg:y="7.874cm">
          <text:p text:style-name="P1">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5.472cm" svg:x2="21.844cm" svg:y2="5.472cm">
          <text:p/>
        </draw:line>
        <draw:line draw:style-name="gr2" draw:text-style-name="P2" draw:layer="layout" svg:x1="3.81cm" svg:y1="5.872cm" svg:x2="21.844cm" svg:y2="5.872cm">
          <text:p/>
        </draw:line>
        <draw:line draw:style-name="gr2" draw:text-style-name="P2" draw:layer="layout" svg:x1="3.81cm" svg:y1="6.272cm" svg:x2="21.844cm" svg:y2="6.272cm">
          <text:p/>
        </draw:line>
        <draw:line draw:style-name="gr2" draw:text-style-name="P2" draw:layer="layout" svg:x1="3.81cm" svg:y1="6.672cm" svg:x2="21.844cm" svg:y2="6.672cm">
          <text:p/>
        </draw:line>
        <draw:custom-shape draw:style-name="gr3" draw:text-style-name="P3" draw:layer="layout" svg:width="1.27cm" svg:height="0.762cm" svg:x="3.8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472cm" svg:y1="3.302cm" svg:x2="4.472cm" svg:y2="4.064cm">
          <text:p/>
        </draw:line>
        <draw:line draw:style-name="gr4" draw:text-style-name="P2" draw:layer="layout" svg:x1="4.064cm" svg:y1="4.826cm" svg:x2="4.064cm" svg:y2="5.472cm">
          <text:p/>
        </draw:line>
        <draw:line draw:style-name="gr2" draw:text-style-name="P2" draw:layer="layout" svg:x1="4.318cm" svg:y1="4.826cm" svg:x2="4.318cm" svg:y2="5.872cm">
          <text:p/>
        </draw:line>
        <draw:line draw:style-name="gr2" draw:text-style-name="P2" draw:layer="layout" svg:x1="4.572cm" svg:y1="4.826cm" svg:x2="4.572cm" svg:y2="6.272cm">
          <text:p/>
        </draw:line>
        <draw:line draw:style-name="gr2" draw:text-style-name="P2" draw:layer="layout" svg:x1="4.826cm" svg:y1="4.826cm" svg:x2="4.826cm" svg:y2="6.672cm">
          <text:p/>
        </draw:line>
        <draw:custom-shape draw:style-name="gr3" draw:text-style-name="P3" draw:layer="layout" svg:width="1.27cm" svg:height="0.762cm" svg:x="5.4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72cm" svg:y1="3.302cm" svg:x2="6.072cm" svg:y2="4.064cm">
          <text:p/>
        </draw:line>
        <draw:line draw:style-name="gr2" draw:text-style-name="P2" draw:layer="layout" svg:x1="5.664cm" svg:y1="4.826cm" svg:x2="5.664cm" svg:y2="5.472cm">
          <text:p/>
        </draw:line>
        <draw:line draw:style-name="gr2" draw:text-style-name="P2" draw:layer="layout" svg:x1="5.918cm" svg:y1="4.826cm" svg:x2="5.918cm" svg:y2="5.872cm">
          <text:p/>
        </draw:line>
        <draw:line draw:style-name="gr2" draw:text-style-name="P2" draw:layer="layout" svg:x1="6.172cm" svg:y1="4.826cm" svg:x2="6.172cm" svg:y2="6.272cm">
          <text:p/>
        </draw:line>
        <draw:line draw:style-name="gr2" draw:text-style-name="P2" draw:layer="layout" svg:x1="6.426cm" svg:y1="4.826cm" svg:x2="6.426cm" svg:y2="6.672cm">
          <text:p/>
        </draw:line>
        <draw:custom-shape draw:style-name="gr3" draw:text-style-name="P3" draw:layer="layout" svg:width="1.27cm" svg:height="0.762cm" svg:x="7.0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672cm" svg:y1="3.302cm" svg:x2="7.672cm" svg:y2="4.064cm">
          <text:p/>
        </draw:line>
        <draw:line draw:style-name="gr2" draw:text-style-name="P2" draw:layer="layout" svg:x1="7.264cm" svg:y1="4.826cm" svg:x2="7.264cm" svg:y2="5.472cm">
          <text:p/>
        </draw:line>
        <draw:line draw:style-name="gr4" draw:text-style-name="P2" draw:layer="layout" svg:x1="7.518cm" svg:y1="4.826cm" svg:x2="7.518cm" svg:y2="5.872cm">
          <text:p/>
        </draw:line>
        <draw:line draw:style-name="gr2" draw:text-style-name="P2" draw:layer="layout" svg:x1="7.772cm" svg:y1="4.826cm" svg:x2="7.772cm" svg:y2="6.272cm">
          <text:p/>
        </draw:line>
        <draw:line draw:style-name="gr2" draw:text-style-name="P2" draw:layer="layout" svg:x1="8.026cm" svg:y1="4.826cm" svg:x2="8.026cm" svg:y2="6.672cm">
          <text:p/>
        </draw:line>
        <draw:custom-shape draw:style-name="gr3" draw:text-style-name="P3" draw:layer="layout" svg:width="1.27cm" svg:height="0.762cm" svg:x="8.6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272cm" svg:y1="3.302cm" svg:x2="9.272cm" svg:y2="4.064cm">
          <text:p/>
        </draw:line>
        <draw:line draw:style-name="gr2" draw:text-style-name="P2" draw:layer="layout" svg:x1="8.864cm" svg:y1="4.826cm" svg:x2="8.864cm" svg:y2="5.472cm">
          <text:p/>
        </draw:line>
        <draw:line draw:style-name="gr2" draw:text-style-name="P2" draw:layer="layout" svg:x1="9.118cm" svg:y1="4.826cm" svg:x2="9.118cm" svg:y2="5.872cm">
          <text:p/>
        </draw:line>
        <draw:line draw:style-name="gr4" draw:text-style-name="P2" draw:layer="layout" svg:x1="9.372cm" svg:y1="4.826cm" svg:x2="9.372cm" svg:y2="6.272cm">
          <text:p/>
        </draw:line>
        <draw:line draw:style-name="gr2" draw:text-style-name="P2" draw:layer="layout" svg:x1="9.626cm" svg:y1="4.826cm" svg:x2="9.626cm" svg:y2="6.672cm">
          <text:p/>
        </draw:line>
        <draw:custom-shape draw:style-name="gr1" draw:text-style-name="P1" draw:layer="layout" svg:width="1.27cm" svg:height="0.762cm" svg:x="10.21cm" svg:y="2.54cm">
          <text:p text:style-name="P1">M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762cm" svg:x="10.2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72cm" svg:y1="3.302cm" svg:x2="10.872cm" svg:y2="4.064cm">
          <text:p/>
        </draw:line>
        <draw:line draw:style-name="gr2" draw:text-style-name="P2" draw:layer="layout" svg:x1="10.464cm" svg:y1="4.826cm" svg:x2="10.464cm" svg:y2="5.472cm">
          <text:p/>
        </draw:line>
        <draw:line draw:style-name="gr2" draw:text-style-name="P2" draw:layer="layout" svg:x1="10.718cm" svg:y1="4.826cm" svg:x2="10.718cm" svg:y2="5.872cm">
          <text:p/>
        </draw:line>
        <draw:line draw:style-name="gr2" draw:text-style-name="P2" draw:layer="layout" svg:x1="10.972cm" svg:y1="4.826cm" svg:x2="10.972cm" svg:y2="6.272cm">
          <text:p/>
        </draw:line>
        <draw:line draw:style-name="gr4" draw:text-style-name="P2" draw:layer="layout" svg:x1="11.226cm" svg:y1="4.826cm" svg:x2="11.226cm" svg:y2="6.672cm">
          <text:p/>
        </draw:line>
        <draw:custom-shape draw:style-name="gr3" draw:text-style-name="P3" draw:layer="layout" svg:width="1.27cm" svg:height="0.762cm" draw:transform="rotate (1.5707963267949) translate (21.844cm 6.742cm)">
          <text:p text:style-name="P1">n-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762cm" svg:x="10.21cm" svg:y="4.064cm">
          <text:p text:style-name="P1">1-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1cm" svg:y1="8.272cm" svg:x2="23.144cm" svg:y2="8.272cm">
          <text:p/>
        </draw:line>
        <draw:line draw:style-name="gr2" draw:text-style-name="P2" draw:layer="layout" svg:x1="22.606cm" svg:y1="6.096cm" svg:x2="23.114cm" svg:y2="6.096cm">
          <text:p/>
        </draw:line>
        <draw:custom-shape draw:style-name="gr5" draw:text-style-name="P4" draw:layer="layout" svg:width="3.302cm" svg:height="4.318cm" svg:x="23.114cm" svg:y="5.08cm">
          <text:p text:style-name="P1">Measurement</text:p>
          <text:p text:style-name="P1"><text:s/>board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19cm" svg:height="1.673cm" svg:x="1.27cm" svg:y="2.54cm">
          <draw:text-box>
            <text:p>MUX</text:p>
            <text:p>board</text:p>
          </draw:text-box>
        </draw:frame>
        <draw:line draw:style-name="gr2" draw:text-style-name="P2" draw:layer="layout" svg:x1="3.81cm" svg:y1="7.112cm" svg:x2="23.114cm" svg:y2="7.112cm">
          <text:p/>
        </draw:line>
        <draw:custom-shape draw:style-name="gr7" draw:text-style-name="P6" draw:layer="layout" svg:width="12.192cm" svg:height="9.398cm" svg:x="1.016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7.112cm" svg:x2="18.796cm" svg:y2="7.112cm">
          <text:p/>
        </draw:line>
        <draw:custom-shape draw:style-name="gr8" draw:text-style-name="P6" draw:layer="layout" svg:width="5.234cm" svg:height="7.112cm" svg:x="17.526cm" svg:y="3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8cm" svg:height="1.016cm" svg:x="17.78cm" svg:y="3.81cm">
          <text:p text:style-name="P1">TCA multi-voi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1.27cm" svg:x="18.796cm" svg:y="6.858cm">
          <text:p text:style-name="P1">Alim sy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7.412cm" svg:x2="18.796cm" svg:y2="7.412cm">
          <text:p/>
        </draw:line>
        <draw:line draw:style-name="gr2" draw:text-style-name="P2" draw:layer="layout" svg:x1="3.81cm" svg:y1="7.712cm" svg:x2="18.796cm" svg:y2="7.712cm">
          <text:p/>
        </draw:line>
        <draw:frame draw:style-name="gr11" draw:text-style-name="P7" draw:layer="layout" svg:width="1.142cm" svg:height="0.826cm" svg:x="2.278cm" svg:y="6.566cm">
          <draw:text-box>
            <text:p><text:span text:style-name="T1">V</text:span><text:span text:style-name="T2">CC</text:span></text:p>
          </draw:text-box>
        </draw:frame>
        <draw:frame draw:style-name="gr12" draw:text-style-name="P7" draw:layer="layout" svg:width="1.116cm" svg:height="0.826cm" svg:x="2.279cm" svg:y="7.367cm">
          <draw:text-box>
            <text:p><text:span text:style-name="T1">V</text:span><text:span text:style-name="T3">EE</text:span></text:p>
          </draw:text-box>
        </draw:frame>
        <draw:frame draw:style-name="gr13" draw:text-style-name="P7" draw:layer="layout" svg:width="1.725cm" svg:height="0.725cm" svg:x="2.779cm" svg:y="7.067cm">
          <draw:text-box>
            <text:p><text:span text:style-name="T1">GND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.27cm" svg:height="0.762cm" svg:x="3.81cm" svg:y="2.54cm">
          <text:p text:style-name="P1">MN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7.076cm" svg:y="2.54cm">
          <text:p text:style-name="P1">MN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5.972cm" svg:x2="23.114cm" svg:y2="5.972cm">
          <text:p/>
        </draw:line>
        <draw:custom-shape draw:style-name="gr3" draw:text-style-name="P3" draw:layer="layout" svg:width="1.27cm" svg:height="0.762cm" svg:x="3.81cm" svg:y="4.064cm">
          <text:p text:style-name="P1">1-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472cm" svg:y1="3.302cm" svg:x2="4.472cm" svg:y2="4.064cm">
          <text:p/>
        </draw:line>
        <draw:line draw:style-name="gr4" draw:text-style-name="P2" draw:layer="layout" svg:x1="4.064cm" svg:y1="4.826cm" svg:x2="4.064cm" svg:y2="5.972cm">
          <text:p/>
        </draw:line>
        <draw:line draw:style-name="gr2" draw:text-style-name="P2" draw:layer="layout" svg:x1="4.318cm" svg:y1="4.826cm" svg:x2="4.318cm" svg:y2="7.572cm">
          <text:p/>
        </draw:line>
        <draw:line draw:style-name="gr15" draw:text-style-name="P2" draw:layer="layout" svg:x1="4.618cm" svg:y1="4.826cm" svg:x2="4.618cm" svg:y2="8.772cm">
          <text:p/>
        </draw:line>
        <draw:line draw:style-name="gr4" draw:text-style-name="P2" draw:layer="layout" svg:x1="7.672cm" svg:y1="3.302cm" svg:x2="7.672cm" svg:y2="4.064cm">
          <text:p/>
        </draw:line>
        <draw:custom-shape draw:style-name="gr5" draw:text-style-name="P10" draw:layer="layout" svg:width="3.302cm" svg:height="4.318cm" svg:x="23.114cm" svg:y="5.58cm">
          <text:p text:style-name="P9"><text:span text:style-name="T4">Measurement</text:span></text:p>
          <text:p text:style-name="P9"><text:span text:style-name="T4"><text:s/></text:span><text:span text:style-name="T4">boar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19cm" svg:height="1.673cm" svg:x="1.27cm" svg:y="2.54cm">
          <draw:text-box>
            <text:p>MUX</text:p>
            <text:p>board</text:p>
          </draw:text-box>
        </draw:frame>
        <draw:custom-shape draw:style-name="gr16" draw:text-style-name="P6" draw:layer="layout" svg:width="15.24cm" svg:height="10.414cm" svg:x="1.016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9.912cm" svg:x2="18.796cm" svg:y2="9.912cm">
          <text:p/>
        </draw:line>
        <draw:custom-shape draw:style-name="gr17" draw:text-style-name="P6" draw:layer="layout" svg:width="5.234cm" svg:height="8.128cm" svg:x="17.526cm" svg:y="3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8cm" svg:height="1.016cm" svg:x="17.78cm" svg:y="3.81cm">
          <text:p text:style-name="P1">TCA multi-voi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1.27cm" svg:x="18.796cm" svg:y="9.658cm">
          <text:p text:style-name="P1">Alim sy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0.212cm" svg:x2="18.796cm" svg:y2="10.212cm">
          <text:p/>
        </draw:line>
        <draw:line draw:style-name="gr2" draw:text-style-name="P2" draw:layer="layout" svg:x1="3.81cm" svg:y1="10.512cm" svg:x2="18.796cm" svg:y2="10.512cm">
          <text:p/>
        </draw:line>
        <draw:frame draw:style-name="gr11" draw:text-style-name="P7" draw:layer="layout" svg:width="1.142cm" svg:height="0.826cm" svg:x="2.278cm" svg:y="9.366cm">
          <draw:text-box>
            <text:p><text:span text:style-name="T1">V</text:span><text:span text:style-name="T2">CC</text:span></text:p>
          </draw:text-box>
        </draw:frame>
        <draw:frame draw:style-name="gr12" draw:text-style-name="P7" draw:layer="layout" svg:width="1.116cm" svg:height="0.826cm" svg:x="2.279cm" svg:y="10.167cm">
          <draw:text-box>
            <text:p><text:span text:style-name="T1">V</text:span><text:span text:style-name="T3">EE</text:span></text:p>
          </draw:text-box>
        </draw:frame>
        <draw:frame draw:style-name="gr13" draw:text-style-name="P7" draw:layer="layout" svg:width="1.725cm" svg:height="0.725cm" svg:x="2.779cm" svg:y="9.867cm">
          <draw:text-box>
            <text:p><text:span text:style-name="T1">GNDA</text:span></text:p>
          </draw:text-box>
        </draw:frame>
        <draw:custom-shape draw:style-name="gr18" draw:text-style-name="P11" draw:layer="layout" svg:width="1.778cm" svg:height="2.286cm" svg:x="10.16cm" svg:y="11.938cm">
          <text:p text:style-name="P11"><text:span text:style-name="T5">ADS 1115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06cm" svg:y1="12.446cm" svg:x2="10.16cm" svg:y2="12.446cm">
          <text:p/>
        </draw:line>
        <draw:line draw:style-name="gr19" draw:text-style-name="P2" draw:layer="layout" svg:x1="9.906cm" svg:y1="12.946cm" svg:x2="10.16cm" svg:y2="12.946cm">
          <text:p/>
        </draw:line>
        <draw:line draw:style-name="gr19" draw:text-style-name="P2" draw:layer="layout" svg:x1="9.906cm" svg:y1="13.446cm" svg:x2="10.16cm" svg:y2="13.446cm">
          <text:p/>
        </draw:line>
        <draw:line draw:style-name="gr2" draw:text-style-name="P2" draw:layer="layout" svg:x1="9.906cm" svg:y1="13.946cm" svg:x2="10.16cm" svg:y2="13.946cm">
          <text:p/>
        </draw:line>
        <draw:frame draw:style-name="gr20" draw:text-style-name="P13" draw:layer="layout" svg:width="1.188cm" svg:height="0.806cm" svg:x="8.636cm" svg:y="12.046cm">
          <draw:text-box>
            <text:p text:style-name="P12"><text:span text:style-name="T6">M1</text:span></text:p>
          </draw:text-box>
        </draw:frame>
        <draw:frame draw:style-name="gr21" draw:text-style-name="P13" draw:layer="layout" svg:width="1.353cm" svg:height="0.806cm" svg:x="8.636cm" svg:y="13.046cm">
          <draw:text-box>
            <text:p text:style-name="P12"><text:span text:style-name="T6">-M1</text:span></text:p>
          </draw:text-box>
        </draw:frame>
        <draw:frame draw:style-name="gr20" draw:text-style-name="P13" draw:layer="layout" svg:width="1.188cm" svg:height="0.806cm" svg:x="8.636cm" svg:y="12.546cm">
          <draw:text-box>
            <text:p text:style-name="P12"><text:span text:style-name="T6">M2</text:span></text:p>
          </draw:text-box>
        </draw:frame>
        <draw:frame draw:style-name="gr21" draw:text-style-name="P13" draw:layer="layout" svg:width="1.353cm" svg:height="0.806cm" svg:x="8.636cm" svg:y="13.546cm">
          <draw:text-box>
            <text:p text:style-name="P12"><text:span text:style-name="T6">-M2</text:span></text:p>
          </draw:text-box>
        </draw:frame>
        <draw:frame draw:style-name="gr22" draw:text-style-name="P5" draw:layer="layout" svg:width="7.229cm" svg:height="0.962cm" svg:x="6.858cm" svg:y="1.524cm">
          <draw:text-box>
            <text:p>1 seul relai pour M ou N</text:p>
          </draw:text-box>
        </draw:frame>
        <draw:custom-shape draw:style-name="gr3" draw:text-style-name="P3" draw:layer="layout" svg:width="1.27cm" svg:height="0.762cm" svg:x="7.11cm" svg:y="4.064cm">
          <text:p text:style-name="P1">1-4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602cm" svg:y1="4.826cm" svg:x2="7.604cm" svg:y2="7.572cm">
          <text:p/>
        </draw:line>
        <draw:line draw:style-name="gr23" draw:text-style-name="P2" draw:layer="layout" svg:x1="7.318cm" svg:y1="4.826cm" svg:x2="7.318cm" svg:y2="5.972cm">
          <text:p/>
        </draw:line>
        <draw:line draw:style-name="gr2" draw:text-style-name="P2" draw:layer="layout" svg:x1="11.938cm" svg:y1="13.462cm" svg:x2="12.446cm" svg:y2="13.462cm">
          <text:p/>
        </draw:line>
        <draw:frame draw:style-name="gr24" draw:text-style-name="P5" draw:layer="layout" svg:width="0.959cm" svg:height="0.962cm" svg:x="12.3cm" svg:y="13.008cm">
          <draw:text-box>
            <text:p>N</text:p>
          </draw:text-box>
        </draw:frame>
        <draw:frame draw:style-name="gr25" draw:text-style-name="P5" draw:layer="layout" svg:width="1.383cm" svg:height="0.962cm" svg:x="21.222cm" svg:y="5.496cm">
          <draw:text-box>
            <text:p>M1</text:p>
          </draw:text-box>
        </draw:frame>
        <draw:frame draw:style-name="gr25" draw:text-style-name="P5" draw:layer="layout" svg:width="1.383cm" svg:height="0.962cm" svg:x="21.223cm" svg:y="7.096cm">
          <draw:text-box>
            <text:p>M2</text:p>
          </draw:text-box>
        </draw:frame>
        <draw:frame draw:style-name="gr24" draw:text-style-name="P5" draw:layer="layout" svg:width="0.959cm" svg:height="0.962cm" svg:x="21.223cm" svg:y="8.196cm">
          <draw:text-box>
            <text:p>N</text:p>
          </draw:text-box>
        </draw:frame>
        <draw:line draw:style-name="gr2" draw:text-style-name="P2" draw:layer="layout" svg:x1="3.81cm" svg:y1="7.572cm" svg:x2="23.114cm" svg:y2="7.572cm">
          <text:p/>
        </draw:line>
        <draw:line draw:style-name="gr19" draw:text-style-name="P2" draw:layer="layout" svg:x1="3.81cm" svg:y1="8.772cm" svg:x2="23.114cm" svg:y2="8.772cm">
          <text:p/>
        </draw:line>
        <draw:line draw:style-name="gr15" draw:text-style-name="P2" draw:layer="layout" svg:x1="7.918cm" svg:y1="4.826cm" svg:x2="7.918cm" svg:y2="8.772cm">
          <text:p/>
        </draw:line>
        <draw:line draw:style-name="gr15" draw:text-style-name="P2" draw:layer="layout" svg:x1="4.618cm" svg:y1="4.826cm" svg:x2="4.618cm" svg:y2="8.772cm">
          <text:p/>
        </draw:line>
        <draw:custom-shape draw:style-name="gr1" draw:text-style-name="P1" draw:layer="layout" svg:width="1.27cm" svg:height="0.762cm" svg:x="5.476cm" svg:y="2.54cm">
          <text:p text:style-name="P1">MN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72cm" svg:y1="3.302cm" svg:x2="6.072cm" svg:y2="4.064cm">
          <text:p/>
        </draw:line>
        <draw:custom-shape draw:style-name="gr3" draw:text-style-name="P3" draw:layer="layout" svg:width="1.27cm" svg:height="0.762cm" svg:x="5.51cm" svg:y="4.064cm">
          <text:p text:style-name="P1">1-4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6.002cm" svg:y1="4.826cm" svg:x2="6.004cm" svg:y2="7.572cm">
          <text:p/>
        </draw:line>
        <draw:line draw:style-name="gr2" draw:text-style-name="P2" draw:layer="layout" svg:x1="5.718cm" svg:y1="4.826cm" svg:x2="5.718cm" svg:y2="5.972cm">
          <text:p/>
        </draw:line>
        <draw:line draw:style-name="gr27" draw:text-style-name="P2" draw:layer="layout" svg:x1="6.318cm" svg:y1="4.826cm" svg:x2="6.318cm" svg:y2="8.772cm">
          <text:p/>
        </draw:line>
        <draw:custom-shape draw:style-name="gr1" draw:text-style-name="P1" draw:layer="layout" svg:width="1.27cm" svg:height="0.762cm" svg:x="8.729cm" svg:y="2.546cm">
          <text:p text:style-name="P1">MN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762cm" svg:x="11.995cm" svg:y="2.546cm">
          <text:p text:style-name="P1">MN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0.762cm" svg:x="8.729cm" svg:y="4.07cm">
          <text:p text:style-name="P1">1-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391cm" svg:y1="3.308cm" svg:x2="9.391cm" svg:y2="4.07cm">
          <text:p/>
        </draw:line>
        <draw:line draw:style-name="gr4" draw:text-style-name="P2" draw:layer="layout" svg:x1="8.983cm" svg:y1="4.832cm" svg:x2="8.983cm" svg:y2="5.978cm">
          <text:p/>
        </draw:line>
        <draw:line draw:style-name="gr2" draw:text-style-name="P2" draw:layer="layout" svg:x1="9.237cm" svg:y1="4.832cm" svg:x2="9.237cm" svg:y2="7.578cm">
          <text:p/>
        </draw:line>
        <draw:line draw:style-name="gr15" draw:text-style-name="P2" draw:layer="layout" svg:x1="9.537cm" svg:y1="4.832cm" svg:x2="9.537cm" svg:y2="8.778cm">
          <text:p/>
        </draw:line>
        <draw:line draw:style-name="gr26" draw:text-style-name="P2" draw:layer="layout" svg:x1="12.591cm" svg:y1="3.308cm" svg:x2="12.591cm" svg:y2="4.07cm">
          <text:p/>
        </draw:line>
        <draw:custom-shape draw:style-name="gr3" draw:text-style-name="P3" draw:layer="layout" svg:width="1.27cm" svg:height="0.762cm" svg:x="12.029cm" svg:y="4.07cm">
          <text:p text:style-name="P1">1-4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2.521cm" svg:y1="4.832cm" svg:x2="12.523cm" svg:y2="7.578cm">
          <text:p/>
        </draw:line>
        <draw:line draw:style-name="gr2" draw:text-style-name="P2" draw:layer="layout" svg:x1="12.237cm" svg:y1="4.832cm" svg:x2="12.237cm" svg:y2="5.978cm">
          <text:p/>
        </draw:line>
        <draw:line draw:style-name="gr15" draw:text-style-name="P2" draw:layer="layout" svg:x1="12.837cm" svg:y1="4.832cm" svg:x2="12.837cm" svg:y2="8.778cm">
          <text:p/>
        </draw:line>
        <draw:line draw:style-name="gr28" draw:text-style-name="P2" draw:layer="layout" svg:x1="9.537cm" svg:y1="4.832cm" svg:x2="9.537cm" svg:y2="8.778cm">
          <text:p/>
        </draw:line>
        <draw:custom-shape draw:style-name="gr1" draw:text-style-name="P1" draw:layer="layout" svg:width="1.27cm" svg:height="0.762cm" svg:x="10.395cm" svg:y="2.546cm">
          <text:p text:style-name="P1">MN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91cm" svg:y1="3.308cm" svg:x2="10.991cm" svg:y2="4.07cm">
          <text:p/>
        </draw:line>
        <draw:custom-shape draw:style-name="gr3" draw:text-style-name="P3" draw:layer="layout" svg:width="1.27cm" svg:height="0.762cm" svg:x="10.429cm" svg:y="4.07cm">
          <text:p text:style-name="P1">1-4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0.921cm" svg:y1="4.832cm" svg:x2="10.923cm" svg:y2="7.578cm">
          <text:p/>
        </draw:line>
        <draw:line draw:style-name="gr2" draw:text-style-name="P2" draw:layer="layout" svg:x1="10.637cm" svg:y1="4.832cm" svg:x2="10.637cm" svg:y2="5.978cm">
          <text:p/>
        </draw:line>
        <draw:line draw:style-name="gr15" draw:text-style-name="P2" draw:layer="layout" svg:x1="11.237cm" svg:y1="4.832cm" svg:x2="11.237cm" svg:y2="8.778cm">
          <text:p/>
        </draw:lin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2" draw:text-style-name="P2" draw:layer="layout" svg:x1="20.774cm" svg:y1="5.488cm" svg:x2="19.758cm" svg:y2="5.488cm">
          <text:p/>
        </draw:line>
        <draw:line draw:style-name="gr2" draw:text-style-name="P2" draw:layer="layout" svg:x1="19.758cm" svg:y1="5.488cm" svg:x2="18.742cm" svg:y2="4.98cm">
          <text:p/>
        </draw:line>
        <draw:custom-shape draw:style-name="gr29" draw:text-style-name="P14" draw:layer="layout" svg:width="0.254cm" svg:height="0.254cm" svg:x="19.55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774cm" svg:y1="7.389cm" svg:x2="19.758cm" svg:y2="7.389cm">
          <text:p/>
        </draw:line>
        <draw:line draw:style-name="gr2" draw:text-style-name="P2" draw:layer="layout" svg:x1="19.758cm" svg:y1="7.389cm" svg:x2="18.742cm" svg:y2="6.881cm">
          <text:p/>
        </draw:line>
        <draw:custom-shape draw:style-name="gr29" draw:text-style-name="P14" draw:layer="layout" svg:width="0.254cm" svg:height="0.254cm" svg:x="19.558cm" svg:y="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774cm" svg:y1="9.089cm" svg:x2="19.758cm" svg:y2="9.089cm">
          <text:p/>
        </draw:line>
        <draw:line draw:style-name="gr2" draw:text-style-name="P2" draw:layer="layout" svg:x1="19.758cm" svg:y1="9.089cm" svg:x2="18.742cm" svg:y2="8.581cm">
          <text:p/>
        </draw:line>
        <draw:custom-shape draw:style-name="gr29" draw:text-style-name="P14" draw:layer="layout" svg:width="0.254cm" svg:height="0.254cm" svg:x="19.558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1.383cm" svg:height="0.962cm" svg:x="20.944cm" svg:y="4.934cm">
          <draw:text-box>
            <text:p>M1</text:p>
          </draw:text-box>
        </draw:frame>
        <draw:frame draw:style-name="gr30" draw:text-style-name="P15" draw:layer="layout" svg:width="1.383cm" svg:height="0.962cm" svg:x="20.945cm" svg:y="6.934cm">
          <draw:text-box>
            <text:p>M2</text:p>
          </draw:text-box>
        </draw:frame>
        <draw:frame draw:style-name="gr30" draw:text-style-name="P15" draw:layer="layout" svg:width="0.959cm" svg:height="0.962cm" svg:x="20.945cm" svg:y="8.634cm">
          <draw:text-box>
            <text:p>N</text:p>
          </draw:text-box>
        </draw:frame>
        <draw:line draw:style-name="gr2" draw:text-style-name="P2" draw:layer="layout" svg:x1="5.18cm" svg:y1="5.064cm" svg:x2="18.642cm" svg:y2="5.064cm">
          <text:p/>
        </draw:line>
        <draw:line draw:style-name="gr2" draw:text-style-name="P2" draw:layer="layout" svg:x1="5.18cm" svg:y1="5.464cm" svg:x2="18.642cm" svg:y2="5.464cm">
          <text:p/>
        </draw:line>
        <draw:line draw:style-name="gr2" draw:text-style-name="P2" draw:layer="layout" svg:x1="11.938cm" svg:y1="5.864cm" svg:x2="18.642cm" svg:y2="5.864cm">
          <text:p/>
        </draw:line>
        <draw:line draw:style-name="gr2" draw:text-style-name="P2" draw:layer="layout" svg:x1="12.446cm" svg:y1="6.264cm" svg:x2="18.642cm" svg:y2="6.264cm">
          <text:p/>
        </draw:line>
        <draw:line draw:style-name="gr2" draw:text-style-name="P2" draw:layer="layout" svg:x1="5.18cm" svg:y1="6.964cm" svg:x2="18.642cm" svg:y2="6.964cm">
          <text:p/>
        </draw:line>
        <draw:line draw:style-name="gr2" draw:text-style-name="P2" draw:layer="layout" svg:x1="11.938cm" svg:y1="7.364cm" svg:x2="18.642cm" svg:y2="7.364cm">
          <text:p/>
        </draw:line>
        <draw:line draw:style-name="gr2" draw:text-style-name="P2" draw:layer="layout" svg:x1="5.18cm" svg:y1="7.764cm" svg:x2="18.642cm" svg:y2="7.764cm">
          <text:p/>
        </draw:line>
        <draw:line draw:style-name="gr2" draw:text-style-name="P2" draw:layer="layout" svg:x1="11.938cm" svg:y1="8.164cm" svg:x2="18.642cm" svg:y2="8.164cm">
          <text:p/>
        </draw:line>
        <draw:line draw:style-name="gr2" draw:text-style-name="P2" draw:layer="layout" svg:x1="5.18cm" svg:y1="8.764cm" svg:x2="18.642cm" svg:y2="8.764cm">
          <text:p/>
        </draw:line>
        <draw:line draw:style-name="gr2" draw:text-style-name="P2" draw:layer="layout" svg:x1="5.18cm" svg:y1="9.164cm" svg:x2="18.642cm" svg:y2="9.164cm">
          <text:p/>
        </draw:line>
        <draw:line draw:style-name="gr2" draw:text-style-name="P2" draw:layer="layout" svg:x1="5.18cm" svg:y1="9.564cm" svg:x2="18.642cm" svg:y2="9.564cm">
          <text:p/>
        </draw:line>
        <draw:line draw:style-name="gr2" draw:text-style-name="P2" draw:layer="layout" svg:x1="5.18cm" svg:y1="9.964cm" svg:x2="18.642cm" svg:y2="9.964cm">
          <text:p/>
        </draw:line>
        <draw:frame draw:style-name="gr30" draw:text-style-name="P15" draw:layer="layout" svg:width="4.558cm" svg:height="0.962cm" svg:x="9.351cm" svg:y="2.032cm">
          <draw:text-box>
            <text:p>1 2 3 4 5 6 7 8</text:p>
          </draw:text-box>
        </draw:frame>
        <draw:frame draw:style-name="gr30" draw:text-style-name="P16" draw:layer="layout" svg:width="0.739cm" svg:height="0.725cm" svg:x="4.464cm" svg:y="4.626cm">
          <draw:text-box>
            <text:p><text:span text:style-name="T4">1</text:span></text:p>
          </draw:text-box>
        </draw:frame>
        <draw:frame draw:style-name="gr30" draw:text-style-name="P16" draw:layer="layout" svg:width="0.739cm" svg:height="0.725cm" svg:x="4.465cm" svg:y="5.027cm">
          <draw:text-box>
            <text:p><text:span text:style-name="T4">5</text:span></text:p>
          </draw:text-box>
        </draw:frame>
        <draw:frame draw:style-name="gr30" draw:text-style-name="P16" draw:layer="layout" svg:width="0.739cm" svg:height="0.725cm" svg:x="4.465cm" svg:y="5.527cm">
          <draw:text-box>
            <text:p><text:span text:style-name="T4">5</text:span></text:p>
          </draw:text-box>
        </draw:frame>
        <draw:frame draw:style-name="gr30" draw:text-style-name="P16" draw:layer="layout" svg:width="0.739cm" svg:height="0.725cm" svg:x="4.465cm" svg:y="5.927cm">
          <draw:text-box>
            <text:p><text:span text:style-name="T4">1</text:span></text:p>
          </draw:text-box>
        </draw:frame>
        <draw:frame draw:style-name="gr31" draw:text-style-name="P16" draw:layer="layout" svg:width="0.739cm" svg:height="0.725cm" svg:x="4.464cm" svg:y="6.552cm">
          <draw:text-box>
            <text:p><text:span text:style-name="T4">3</text:span></text:p>
          </draw:text-box>
        </draw:frame>
        <draw:frame draw:style-name="gr30" draw:text-style-name="P16" draw:layer="layout" svg:width="0.739cm" svg:height="0.725cm" svg:x="4.465cm" svg:y="6.927cm">
          <draw:text-box>
            <text:p><text:span text:style-name="T4">3</text:span></text:p>
          </draw:text-box>
        </draw:frame>
        <draw:frame draw:style-name="gr30" draw:text-style-name="P16" draw:layer="layout" svg:width="0.739cm" svg:height="0.725cm" svg:x="4.465cm" svg:y="7.427cm">
          <draw:text-box>
            <text:p><text:span text:style-name="T4">7</text:span></text:p>
          </draw:text-box>
        </draw:frame>
        <draw:frame draw:style-name="gr30" draw:text-style-name="P16" draw:layer="layout" svg:width="0.739cm" svg:height="0.725cm" svg:x="4.465cm" svg:y="7.827cm">
          <draw:text-box>
            <text:p><text:span text:style-name="T4">7</text:span></text:p>
          </draw:text-box>
        </draw:frame>
        <draw:frame draw:style-name="gr30" draw:text-style-name="P16" draw:layer="layout" svg:width="0.739cm" svg:height="0.725cm" svg:x="4.464cm" svg:y="8.326cm">
          <draw:text-box>
            <text:p><text:span text:style-name="T4">2</text:span></text:p>
          </draw:text-box>
        </draw:frame>
        <draw:frame draw:style-name="gr30" draw:text-style-name="P16" draw:layer="layout" svg:width="0.739cm" svg:height="0.725cm" svg:x="4.465cm" svg:y="8.727cm">
          <draw:text-box>
            <text:p><text:span text:style-name="T4">4</text:span></text:p>
          </draw:text-box>
        </draw:frame>
        <draw:frame draw:style-name="gr32" draw:text-style-name="P16" draw:layer="layout" svg:width="0.739cm" svg:height="0.901cm" svg:x="4.441cm" svg:y="9.151cm">
          <draw:text-box>
            <text:p><text:span text:style-name="T4">6</text:span></text:p>
          </draw:text-box>
        </draw:frame>
        <draw:frame draw:style-name="gr30" draw:text-style-name="P16" draw:layer="layout" svg:width="0.739cm" svg:height="0.725cm" svg:x="4.465cm" svg:y="9.627cm">
          <draw:text-box>
            <text:p><text:span text:style-name="T4">8</text:span></text:p>
          </draw:text-box>
        </draw:frame>
        <draw:line draw:style-name="gr2" draw:text-style-name="P2" draw:layer="layout" svg:x1="11.938cm" svg:y1="5.864cm" svg:x2="11.938cm" svg:y2="5.464cm">
          <text:p/>
        </draw:line>
        <draw:line draw:style-name="gr2" draw:text-style-name="P2" draw:layer="layout" svg:x1="12.446cm" svg:y1="5.064cm" svg:x2="12.446cm" svg:y2="6.264cm">
          <text:p/>
        </draw:line>
        <draw:line draw:style-name="gr2" draw:text-style-name="P2" draw:layer="layout" svg:x1="11.938cm" svg:y1="6.964cm" svg:x2="11.938cm" svg:y2="7.364cm">
          <text:p/>
        </draw:line>
        <draw:line draw:style-name="gr2" draw:text-style-name="P2" draw:layer="layout" svg:x1="11.938cm" svg:y1="7.764cm" svg:x2="11.938cm" svg:y2="8.164cm">
          <text:p/>
        </draw:line>
        <draw:frame draw:style-name="gr30" draw:text-style-name="P15" draw:layer="layout" svg:width="8.097cm" svg:height="1.114cm" svg:x="10.16cm" svg:y="11.938cm">
          <draw:text-box>
            <text:p>+ check if V<text:span text:style-name="T7">81 </text:span><text:s/>= - sum of V<text:span text:style-name="T7">ij</text:span></text:p>
          </draw:text-box>
        </draw:frame>
        <presentation:notes draw:style-name="dp1">
          <draw:page-thumbnail draw:style-name="gr1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7:15:13.443690524</meta:creation-date>
    <dc:date>2022-12-16T12:53:39.749107353</dc:date>
    <meta:editing-duration>P3DT6H1M14S</meta:editing-duration>
    <meta:editing-cycles>3</meta:editing-cycles>
    <meta:generator>LibreOffice/6.4.7.2$Linux_X86_64 LibreOffice_project/40$Build-2</meta:generator>
    <meta:document-statistic meta:object-count="194"/>
  </office:meta>
</office:document-meta>
</file>